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racked-changes>
        <table:cell-content-change table:id="ct1">
          <table:cell-address table:column="11" table:row="4" table:table="3"/>
          <office:change-info>
            <dc:creator>Unknown Author</dc:creator>
            <dc:date>2024-01-04T16:49:37.160416445</dc:date>
          </office:change-info>
          <table:previous>
            <table:change-track-table-cell office:value-type="string">
              <text:p>' “</text:p>
            </table:change-track-table-cell>
          </table:previous>
        </table:cell-content-change>
        <table:cell-content-change table:id="ct2">
          <table:cell-address table:column="11" table:row="5" table:table="3"/>
          <office:change-info>
            <dc:creator>Unknown Author</dc:creator>
            <dc:date>2024-01-04T16:49:37.160423018</dc:date>
          </office:change-info>
          <table:previous>
            <table:change-track-table-cell office:value-type="string">
              <text:p>ENTER</text:p>
            </table:change-track-table-cell>
          </table:previous>
        </table:cell-content-change>
        <table:cell-content-change table:id="ct3">
          <table:cell-address table:column="5" table:row="6" table:table="3"/>
          <office:change-info>
            <dc:creator>Unknown Author</dc:creator>
            <dc:date>2024-01-04T16:49:37.160425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4">
          <table:cell-address table:column="7" table:row="6" table:table="3"/>
          <office:change-info>
            <dc:creator>Unknown Author</dc:creator>
            <dc:date>2024-01-04T16:49:37.160426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5">
          <table:cell-address table:column="8" table:row="12" table:table="3"/>
          <office:change-info>
            <dc:creator>Unknown Author</dc:creator>
            <dc:date>2024-01-04T16:49:37.160440461</dc:date>
          </office:change-info>
          <table:previous>
            <table:change-track-table-cell office:value-type="string">
              <text:p>&lt;</text:p>
            </table:change-track-table-cell>
          </table:previous>
        </table:cell-content-change>
        <table:cell-content-change table:id="ct6">
          <table:cell-address table:column="9" table:row="12" table:table="3"/>
          <office:change-info>
            <dc:creator>Unknown Author</dc:creator>
            <dc:date>2024-01-04T16:49:37.160442573</dc:date>
          </office:change-info>
          <table:previous>
            <table:change-track-table-cell office:value-type="string">
              <text:p>&gt;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NSI" table:style-name="ta1"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\ |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’ “</text:p>
          </table:table-cell>
          <table:table-cell office:value-type="string" calcext:value-type="string">
            <text:p>RET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10"/>
        </table:table-row>
      </table:table>
      <table:table table:name="Preonic" table:style-name="ta1">
        <table:table-column table:style-name="co1" table:default-cell-style-name="ce4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’ 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EN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OWER</text:p>
          </table:table-cell>
          <table:table-cell table:number-columns-repeated="2" table:style-name="ce4" office:value-type="string" calcext:value-type="string">
            <text:p>SPACE</text:p>
          </table:table-cell>
          <table:table-cell table:style-name="ce4" office:value-type="string" calcext:value-type="string">
            <text:p>RAISE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Lower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U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[ {</text:p>
          </table:table-cell>
          <table:table-cell table:style-name="ce4" office:value-type="string" calcext:value-type="string">
            <text:p>] }</text:p>
          </table:table-cell>
          <table:table-cell table:style-name="ce4" office:value-type="string" calcext:value-type="string">
            <text:p>\ |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table:number-columns-repeated="2"/>
          <table:table-cell table:style-name="ce4" office:value-type="string" calcext:value-type="string">
            <text:p>PAGE UP</text:p>
          </table:table-cell>
          <table:table-cell table:style-name="ce4" office:value-type="string" calcext:value-type="string">
            <text:p>PAGE DOWN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VOL-</text:p>
          </table:table-cell>
          <table:table-cell table:style-name="ce4" office:value-type="string" calcext:value-type="string">
            <text:p>VOL+</text:p>
          </table:table-cell>
          <table:table-cell table:style-name="ce4" office:value-type="string" calcext:value-type="string">
            <text:p>PLAY</text:p>
          </table:table-cell>
          <table:table-cell table:number-columns-repeated="2"/>
        </table:table-row>
      </table:table>
      <table:table table:name="Amethyst" table:style-name="ta1">
        <table:table-column table:style-name="co1" table:number-columns-repeated="16384" table:default-cell-style-name="Default"/>
        <table:table-row table:style-name="ro1">
          <table:table-cell table:style-name="ce6" office:value-type="string" calcext:value-type="string">
            <text:p>Top</text:p>
          </table:table-cell>
          <table:table-cell table:style-name="ce6" table:number-columns-repeated="16383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 table:number-columns-spanned="2" table:number-rows-spanned="1">
            <text:p>SYMBOL</text:p>
          </table:table-cell>
          <table:covered-table-cell table:style-name="ce4"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Symbol/Front</text:p>
          </table:table-cell>
          <table:table-cell table:style-name="ce5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office:value-type="string" calcext:value-type="string" table:number-columns-spanned="2" table:number-rows-spanned="1">
            <text:p>SYMBOL</text:p>
          </table:table-cell>
          <table:covered-table-cell/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16372"/>
        </table:table-row>
      </table:table>
      <table:table table:name="MK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Left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Right</text:p>
          </table:table-cell>
          <table:covered-table-cell table:number-columns-repeated="5" table:style-name="ce8"/>
        </table:table-row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 O</text:p>
          </table:table-cell>
          <table:table-cell table:style-name="ce4" office:value-type="string" calcext:value-type="string">
            <text:p>p P</text:p>
          </table:table-cell>
          <table:table-cell table:style-name="ce4"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 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ENTER</text:p>
          </table:table-cell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SHIFT</text:p>
          </table:table-cell>
        </table:table-row>
        <table:table-row table:style-name="ro1">
          <table:table-cell table:style-name="ce4"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\ |</text:p>
          </table:table-cell>
          <table:table-cell table:style-name="ce12" office:value-type="string" calcext:value-type="string" table:number-columns-spanned="2" table:number-rows-spanned="1">
            <text:p>SPACE</text:p>
          </table:table-cell>
          <table:covered-table-cell table:style-name="ce4"/>
          <table:table-cell table:style-name="ce12" office:value-type="string" calcext:value-type="string" table:number-columns-spanned="2" table:number-rows-spanned="1">
            <text:p>SPACE</text:p>
          </table:table-cell>
          <table:covered-table-cell/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=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style-name="ce10" office:value-type="string" calcext:value-type="string">
            <text:p>_______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OL UP</text:p>
          </table:table-cell>
          <table:table-cell office:value-type="string" calcext:value-type="string">
            <text:p>VOL DN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7" office:value-type="string" calcext:value-type="string">
            <text:p>_______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OS-RIGHT</text:p>
          </table:table-cell>
          <table:table-cell office:value-type="string" calcext:value-type="string">
            <text:p>ALT-RIGHT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_______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7:46:07.167644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19:11.570253430</meta:creation-date>
    <dc:date>2024-01-04T17:50:10.979506124</dc:date>
    <meta:editing-duration>PT13H33M1S</meta:editing-duration>
    <meta:editing-cycles>30</meta:editing-cycles>
    <meta:generator>LibreOffice/7.6.4.1$FreeBSD_X86_64 LibreOffice_project/60$Build-1</meta:generator>
    <meta:document-statistic meta:table-count="4" meta:cell-count="443" meta:object-count="0"/>
  </office:meta>
</office:document-meta>
</file>